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question</text:p>
          </table:table-cell>
          <table:table-cell office:value-type="string" table:style-name="ce2">
            <text:p>answ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wor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is</text:p>
          </table:table-cell>
          <table:table-cell office:value-type="string" table:style-name="ce1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</text:p>
          </table:table-cell>
          <table:table-cell office:value-type="string" table:style-name="ce1">
            <text:p>te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ongiorno</text:p>
          </table:table-cell>
          <table:table-cell office:value-type="string" table:style-name="ce1">
            <text:p>goodmorn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zie</text:p>
          </table:table-cell>
          <table:table-cell office:value-type="string" table:style-name="ce1">
            <text:p>thank yo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iacere</text:p>
          </table:table-cell>
          <table:table-cell office:value-type="string" table:style-name="ce1">
            <text:p>nice to meet you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Enrico Werkema</dc:creator>
    <meta:creation-date>2016-03-05T13:29:09Z</meta:creation-date>
    <dc:date>2016-03-13T14:43:37Z</dc:date>
    <meta:editing-cycles>3</meta:editing-cycles>
    <meta:editing-duration>PT3152S</meta:editing-duration>
  </office:meta>
</office:document-meta>
</file>